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Header">
      <style:text-properties style:font-name="Arial" fo:font-size="10pt" fo:font-style="normal" fo:font-weight="normal" officeooo:paragraph-rsid="0023cc6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Header">
      <style:text-properties style:font-name="Arial" fo:font-size="10pt" fo:font-weight="normal" officeooo:paragraph-rsid="00251ddf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weight="normal" officeooo:paragraph-rsid="0021ad28" fo:background-color="transparent" style:font-size-asian="10pt" style:font-weight-asian="normal" style:font-size-complex="10pt" style:font-weight-complex="normal"/>
    </style:style>
    <style:style style:name="P5" style:family="paragraph" style:parent-style-name="Header">
      <style:text-properties officeooo:paragraph-rsid="0021ad28"/>
    </style:style>
    <style:style style:name="P6" style:family="paragraph" style:parent-style-name="Header">
      <style:text-properties officeooo:paragraph-rsid="0029c415"/>
    </style:style>
    <style:style style:name="P7" style:family="paragraph" style:parent-style-name="Header">
      <style:text-properties officeooo:paragraph-rsid="0029c415"/>
    </style:style>
    <style:style style:name="P8" style:family="paragraph" style:parent-style-name="Heading_20_2">
      <style:text-properties officeooo:paragraph-rsid="0023cc61"/>
    </style:style>
    <style:style style:name="P9" style:family="paragraph" style:parent-style-name="Heading_20_3">
      <style:text-properties officeooo:paragraph-rsid="001c630e"/>
    </style:style>
    <style:style style:name="T1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2" style:family="text">
      <style:text-properties style:font-name="Arial" fo:font-size="10pt" fo:font-weight="normal" officeooo:rsid="0029c415" fo:background-color="transparent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Arial" fo:font-size="10pt" fo:font-style="normal" fo:font-weight="normal" officeooo:rsid="0029c41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officeooo:rsid="0029c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le}</text:h>
      <text:p text:style-name="Standard">{message}</text:p>
      <text:p text:style-name="P2">[!-- BEGIN level1 --]</text:p>
      <text:h text:style-name="P8" text:outline-level="2">{title}</text:h>
      <text:p text:style-name="P4">{content}</text:p>
      <text:p text:style-name="P5">{image}<text:span text:style-name="T3">[!-- BEGIN level2 --]</text:span></text:p>
      <text:h text:style-name="P9" text:outline-level="3">{title2}</text:h>
      <text:p text:style-name="P4">{content2}</text:p>
      <text:p text:style-name="P6">{image2}</text:p>
      <text:p text:style-name="P6"><text:span text:style-name="T1">[!-- END level2 --]</text:span></text:p>
      <text:p text:style-name="P3">[!-- END level1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Cyril PIERRE de GEYERR</meta:initial-creator>
    <meta:creation-date>2008-09-02T10:04:05</meta:creation-date>
    <dc:date>2011-01-23T12:19:33</dc:date>
    <meta:editing-cycles>62</meta:editing-cycles>
    <meta:editing-duration>PT15H04M12S</meta:editing-duration>
    <dc:creator>Nathalie </dc:creator>
    <meta:document-statistic meta:table-count="0" meta:image-count="0" meta:object-count="0" meta:page-count="1" meta:paragraph-count="11" meta:word-count="27" meta:character-count="145"/>
    <meta:user-defined meta:name="Info 1"/>
    <meta:user-defined meta:name="Info 2"/>
    <meta:user-defined meta:name="Info 3"/>
    <meta:user-defined meta:name="Info 4"/>
  </office:meta>
</office:document-meta>
</file>